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25in" style:rel-column-width="900*"/>
    </style:style>
    <style:style style:name="Table1.B" style:family="table-column">
      <style:table-column-properties style:column-width="3.9917in" style:rel-column-width="5748*"/>
    </style:style>
    <style:style style:name="Table1.C" style:family="table-column">
      <style:table-column-properties style:column-width="2.3083in" style:rel-column-width="332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s" fo:country="MX"/>
    </style:style>
    <style:style style:name="P2" style:family="paragraph" style:parent-style-name="Standard">
      <style:text-properties fo:language="es" fo:country="MX" officeooo:rsid="001061fd" officeooo:paragraph-rsid="001061fd"/>
    </style:style>
    <style:style style:name="P3" style:family="paragraph" style:parent-style-name="Text_20_body">
      <style:paragraph-properties fo:text-align="center" style:justify-single-word="false"/>
      <style:text-properties fo:font-size="16pt" fo:language="es" fo:country="MX" fo:font-weight="bold" officeooo:rsid="00101455" officeooo:paragraph-rsid="00101455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text-align="justify" style:justify-single-word="false"/>
      <style:text-properties officeooo:paragraph-rsid="001061fd"/>
    </style:style>
    <style:style style:name="P5" style:family="paragraph" style:parent-style-name="Table_20_Contents">
      <style:text-properties fo:language="es" fo:country="MX" officeooo:rsid="000fe790" officeooo:paragraph-rsid="000fe790"/>
    </style:style>
    <style:style style:name="P6" style:family="paragraph" style:parent-style-name="Table_20_Contents">
      <style:text-properties fo:language="es" fo:country="MX" officeooo:rsid="00101455" officeooo:paragraph-rsid="00101455"/>
    </style:style>
    <style:style style:name="P7" style:family="paragraph" style:parent-style-name="Table_20_Contents">
      <style:text-properties fo:language="es" fo:country="MX" officeooo:rsid="001061fd" officeooo:paragraph-rsid="001061fd"/>
    </style:style>
    <style:style style:name="T1" style:family="text">
      <style:text-properties fo:font-size="12pt" fo:language="es" fo:country="MX" fo:font-weight="normal" officeooo:rsid="00101455" style:font-size-asian="10.5pt" style:font-weight-asian="normal" style:font-size-complex="12pt" style:font-weight-complex="normal"/>
    </style:style>
    <style:style style:name="T2" style:family="text">
      <style:text-properties style:font-name="Liberation Serif" fo:font-size="12pt" fo:language="es" fo:country="MX" fo:font-weight="normal" officeooo:rsid="00101455" style:font-size-asian="10.5pt" style:font-weight-asian="normal" style:font-size-complex="12pt" style:font-weight-complex="normal"/>
    </style:style>
    <style:style style:name="T3" style:family="text">
      <style:text-properties style:font-name="Liberation Serif" fo:font-size="12pt" fo:language="es" fo:country="MX" fo:font-weight="normal" officeooo:rsid="001061fd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trato de nivel de servicio </text:p>
      <text:p text:style-name="P4"><text:span text:style-name="T1">El presente acuerdo de nivel de servicio SLA establece las expectativas de Servicios ESCOM hacia la compañía prestadora de servicios </text:span><text:span text:style-name="T2">a Compañía prestadora de servicios que brinda los servicios de horario de restriccion, Tiempo maximo de Uptime, Estado de la bateria, Mesajes ICMP maximos recibidos por agente .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Politica</text:p>
          </table:table-cell>
          <table:table-cell table:style-name="Table1.A1" office:value-type="string">
            <text:p text:style-name="P5">Servicio</text:p>
          </table:table-cell>
          <table:table-cell table:style-name="Table1.C1" office:value-type="string">
            <text:p text:style-name="P5">Consumo (Limite) 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Horario de restriccion </text:p>
          </table:table-cell>
          <table:table-cell table:style-name="Table1.C2" office:value-type="string">
            <text:p text:style-name="P5">Lunes, miercoles y jueves en un horario de 8:30 a 10:00 de la mañana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Tiempo maximo de Uptime</text:p>
          </table:table-cell>
          <table:table-cell table:style-name="Table1.C2" office:value-type="string">
            <text:p text:style-name="P5">El uso maximo de un agente no debe ser mayor a una hora 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Estado de la bateria </text:p>
          </table:table-cell>
          <table:table-cell table:style-name="Table1.C2" office:value-type="string">
            <text:p text:style-name="P5">El estado de la bateria no debe estar vacia, los estados de la bateria son</text:p>
            <text:p text:style-name="P5">0 = Desconocido</text:p>
            <text:p text:style-name="P5">1 = Ok</text:p>
            <text:p text:style-name="P5">2 = Vacio </text:p>
          </table:table-cell>
        </table:table-row>
        <table:table-row>
          <table:table-cell table:style-name="Table1.A2" office:value-type="string">
            <text:p text:style-name="P5">4 </text:p>
          </table:table-cell>
          <table:table-cell table:style-name="Table1.A2" office:value-type="string">
            <text:p text:style-name="P6">Mesajes ICMP maximos recibidos por agente </text:p>
          </table:table-cell>
          <table:table-cell table:style-name="Table1.C2" office:value-type="string">
            <text:p text:style-name="P6">El número máximo de mensajes ICMP recibidos no debe exceder 100</text:p>
          </table:table-cell>
        </table:table-row>
        <table:table-row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Ancho de banda de octetos de entrada</text:p>
          </table:table-cell>
          <table:table-cell table:style-name="Table1.C2" office:value-type="string">
            <text:p text:style-name="P7">20Mb </text:p>
          </table:table-cell>
        </table:table-row>
      </table:table>
      <text:p text:style-name="P1"/>
      <text:p text:style-name="P2">Ricardo Vargas Sagrer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09:22:58.239272201</meta:creation-date>
    <dc:date>2019-10-03T09:51:35.228890748</dc:date>
    <meta:editing-duration>PT18M26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24" meta:word-count="152" meta:character-count="845" meta:non-whitespace-character-count="706"/>
  </office:meta>
</office:document-meta>
</file>